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svg:stroke-color="#99284c"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ccccc" draw:textarea-horizontal-align="center" draw:textarea-vertical-align="middle"/>
    </style:style>
    <style:style style:name="gr6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2323dc"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opacity="67%" draw:textarea-horizontal-align="left" draw:auto-grow-height="true" draw:auto-grow-width="true" fo:min-height="0cm" fo:min-width="0cm" draw:shadow-opacity="67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style:text-position="100% 100%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5" draw:layer="layout" svg:width="9cm" svg:height="5.75cm" svg:x="4.961cm" svg:y="6.75cm">
          <text:p/>
        </draw:ellipse>
        <draw:ellipse draw:style-name="gr2" draw:text-style-name="P2" draw:id="id3" draw:layer="layout" svg:width="2.5cm" svg:height="1.75cm" svg:x="5.861cm" svg:y="9.55cm">
          <text:p text:style-name="P1"><text:span text:style-name="T1">Coordinating</text:span><text:span text:style-name="T1"><text:line-break/></text:span><text:span text:style-name="T1">Node</text:span></text:p>
        </draw:ellipse>
        <draw:ellipse draw:style-name="gr2" draw:text-style-name="P2" draw:id="id2" draw:layer="layout" svg:width="2.5cm" svg:height="1.75cm" svg:x="10.311cm" svg:y="9.55cm">
          <text:p text:style-name="P1"><text:span text:style-name="T1">Coordinating</text:span><text:span text:style-name="T1"><text:line-break/></text:span><text:span text:style-name="T1">Node</text:span></text:p>
        </draw:ellipse>
        <draw:ellipse draw:style-name="gr2" draw:text-style-name="P2" draw:id="id1" draw:layer="layout" svg:width="2.5cm" svg:height="1.75cm" svg:x="8.111cm" svg:y="7.3cm">
          <text:p text:style-name="P1"><text:span text:style-name="T1">Coordinating</text:span><text:span text:style-name="T1"><text:line-break/></text:span><text:span text:style-name="T1">Node</text:span></text:p>
        </draw:ellipse>
        <draw:connector draw:style-name="gr3" draw:text-style-name="P1" draw:layer="layout" draw:type="curve" svg:x1="10.611cm" svg:y1="8.175cm" svg:x2="11.561cm" svg:y2="9.55cm" draw:start-shape="id1" draw:start-glue-point="1" draw:end-shape="id2" draw:end-glue-point="0" svg:d="m10611 8175c634 0 950 458 950 1375">
          <text:p/>
        </draw:connector>
        <draw:connector draw:style-name="gr3" draw:text-style-name="P1" draw:layer="layout" draw:type="curve" svg:x1="8.111cm" svg:y1="8.175cm" svg:x2="7.111cm" svg:y2="9.55cm" draw:start-shape="id1" draw:start-glue-point="3" draw:end-shape="id3" draw:end-glue-point="0" svg:d="m8111 8175c-667 0-1000 458-1000 1375">
          <text:p/>
        </draw:connector>
        <draw:frame draw:style-name="gr4" draw:text-style-name="P3" draw:layer="layout" svg:width="1.975cm" svg:height="0.645cm" svg:x="8.24cm" svg:y="9.8cm">
          <draw:text-box>
            <text:p><text:span text:style-name="T1">Replicate</text:span></text:p>
          </draw:text-box>
        </draw:frame>
        <draw:connector draw:style-name="gr3" draw:text-style-name="P4" draw:layer="layout" draw:type="curve" svg:x1="8.361cm" svg:y1="10.425cm" svg:x2="10.311cm" svg:y2="10.425cm" draw:start-shape="id3" draw:start-glue-point="1" draw:end-shape="id2" svg:d="m8361 10425h1950">
          <text:p/>
        </draw:connector>
        <draw:frame draw:style-name="gr4" draw:text-style-name="P3" draw:layer="layout" svg:width="1.975cm" svg:height="0.645cm" svg:x="5.39cm" svg:y="8.2cm">
          <draw:text-box>
            <text:p><text:span text:style-name="T1">Replicate</text:span></text:p>
          </draw:text-box>
        </draw:frame>
        <draw:frame draw:style-name="gr4" draw:text-style-name="P3" draw:layer="layout" svg:width="1.975cm" svg:height="0.645cm" svg:x="11.211cm" svg:y="8.155cm">
          <draw:text-box>
            <text:p><text:span text:style-name="T1">Replicate</text:span></text:p>
          </draw:text-box>
        </draw:frame>
        <draw:ellipse draw:style-name="gr5" draw:text-style-name="P2" draw:id="id4" draw:layer="layout" svg:width="2.5cm" svg:height="1.75cm" svg:x="1.961cm" svg:y="4.291cm">
          <text:p text:style-name="P1"><text:span text:style-name="T1">Member</text:span><text:span text:style-name="T1"><text:line-break/></text:span><text:span text:style-name="T1">Node</text:span></text:p>
        </draw:ellipse>
        <draw:ellipse draw:style-name="gr5" draw:text-style-name="P2" draw:id="id7" draw:layer="layout" svg:width="2.5cm" svg:height="1.75cm" svg:x="15.711cm" svg:y="2.55cm">
          <text:p text:style-name="P1"><text:span text:style-name="T1">Investigator</text:span></text:p>
          <text:p text:style-name="P1"><text:span text:style-name="T1">Toolkit</text:span></text:p>
        </draw:ellipse>
        <draw:ellipse draw:style-name="gr5" draw:text-style-name="P2" draw:id="id6" draw:layer="layout" svg:width="2.5cm" svg:height="1.75cm" svg:x="8.211cm" svg:y="2.8cm">
          <text:p text:style-name="P1"><text:span text:style-name="T1">Member</text:span><text:span text:style-name="T1"><text:line-break/></text:span><text:span text:style-name="T1">Node</text:span></text:p>
        </draw:ellipse>
        <draw:connector draw:style-name="gr6" draw:text-style-name="P1" draw:layer="layout" draw:type="curve" svg:x1="3.211cm" svg:y1="6.041cm" svg:x2="4.961cm" svg:y2="9.625cm" draw:start-shape="id4" draw:start-glue-point="2" draw:end-shape="id5" draw:end-glue-point="3" svg:d="m3211 6041c0 2390 583 3584 1750 3584">
          <text:p/>
        </draw:connector>
        <draw:connector draw:style-name="gr6" draw:text-style-name="P1" draw:layer="layout" draw:type="curve" svg:x1="9.461cm" svg:y1="6.75cm" svg:x2="9.461cm" svg:y2="4.55cm" draw:start-shape="id5" draw:start-glue-point="0" draw:end-shape="id6" draw:end-glue-point="2" svg:d="m9461 6750v-2200">
          <text:p/>
        </draw:connector>
        <draw:connector draw:style-name="gr7" draw:text-style-name="P1" draw:layer="layout" draw:type="curve" svg:x1="4.461cm" svg:y1="5.166cm" svg:x2="8.211cm" svg:y2="3.675cm" draw:start-shape="id4" draw:start-glue-point="1" draw:end-shape="id6" draw:end-glue-point="3" svg:d="m4461 5166c2812 0 938-1491 3750-1491">
          <text:p/>
        </draw:connector>
        <draw:connector draw:style-name="gr8" draw:text-style-name="P1" draw:layer="layout" draw:type="curve" svg:x1="15.711cm" svg:y1="3.425cm" svg:x2="10.711cm" svg:y2="3.675cm" draw:start-shape="id7" draw:start-glue-point="3" draw:end-shape="id6" svg:d="m15711 3425c-3750 0-1250 250-5000 250">
          <text:p/>
        </draw:connector>
        <draw:connector draw:style-name="gr8" draw:text-style-name="P1" draw:layer="layout" draw:type="curve" svg:x1="16.961cm" svg:y1="4.3cm" svg:x2="13.961cm" svg:y2="9.625cm" draw:start-shape="id7" draw:start-glue-point="2" draw:end-shape="id5" draw:end-glue-point="1" svg:d="m16961 4300c0 3550-1000 5325-3000 5325">
          <text:p/>
        </draw:connector>
        <draw:frame draw:style-name="gr9" draw:text-style-name="P3" draw:layer="layout" svg:width="3.719cm" svg:height="3.009cm" svg:x="1.25cm" svg:y="6.141cm">
          <draw:text-box>
            <text:p><text:span text:style-name="T1">get</text:span></text:p>
            <text:p><text:span text:style-name="T1">getSystemMetadata</text:span></text:p>
            <text:p><text:span text:style-name="T1">resolve</text:span></text:p>
            <text:p><text:span text:style-name="T1">register</text:span></text:p>
            <text:p><text:span text:style-name="T1">authenticate</text:span></text:p>
            <text:p><text:span text:style-name="T1">authorized</text:span></text:p>
            <text:p><text:span text:style-name="T1">setReplicationStatus</text:span></text:p>
          </draw:text-box>
        </draw:frame>
        <draw:frame draw:style-name="gr4" draw:text-style-name="P3" draw:layer="layout" svg:width="3.643cm" svg:height="2.221cm" svg:x="9.581cm" svg:y="4.55cm">
          <draw:text-box>
            <text:p><text:span text:style-name="T1">get</text:span></text:p>
            <text:p><text:span text:style-name="T1">getSystemMetadata</text:span></text:p>
            <text:p><text:span text:style-name="T1">listObjects</text:span></text:p>
            <text:p><text:span text:style-name="T1">replicate</text:span><text:span text:style-name="T1"><text:line-break/></text:span><text:span text:style-name="T1">getLog</text:span></text:p>
          </draw:text-box>
        </draw:frame>
        <draw:frame draw:style-name="gr9" draw:text-style-name="P3" draw:layer="layout" svg:width="2.424cm" svg:height="3.009cm" svg:x="12.541cm" svg:y="1.041cm">
          <draw:text-box>
            <text:p><text:span text:style-name="T1">get</text:span></text:p>
            <text:p><text:span text:style-name="T1">create</text:span></text:p>
            <text:p><text:span text:style-name="T1">update</text:span></text:p>
            <text:p><text:span text:style-name="T1">delete</text:span></text:p>
            <text:p><text:span text:style-name="T1">listObjects</text:span></text:p>
            <text:p><text:span text:style-name="T1">getLog</text:span></text:p>
            <text:p><text:span text:style-name="T1">authenticate</text:span></text:p>
          </draw:text-box>
        </draw:frame>
        <draw:frame draw:style-name="gr9" draw:text-style-name="P3" draw:layer="layout" svg:width="3.643cm" svg:height="4.191cm" svg:x="14.461cm" svg:y="4.8cm">
          <draw:text-box>
            <text:p><text:span text:style-name="T1">get</text:span></text:p>
            <text:p><text:span text:style-name="T1">reserve</text:span></text:p>
            <text:p><text:span text:style-name="T1">describe</text:span><text:span text:style-name="T1"><text:line-break/></text:span><text:span text:style-name="T1">getSystemMetadata</text:span></text:p>
            <text:p><text:span text:style-name="T1">resolve</text:span></text:p>
            <text:p><text:span text:style-name="T1">listObjects</text:span></text:p>
            <text:p><text:span text:style-name="T1">search</text:span></text:p>
            <text:p><text:span text:style-name="T1">getLog</text:span></text:p>
            <text:p><text:span text:style-name="T1">authenticate</text:span></text:p>
            <text:p><text:span text:style-name="T1">authorized</text:span></text:p>
          </draw:text-box>
        </draw:frame>
        <draw:frame draw:style-name="gr9" draw:text-style-name="P3" draw:layer="layout" svg:width="3.643cm" svg:height="1.039cm" svg:x="4.711cm" svg:y="4.011cm">
          <draw:text-box>
            <text:p><text:span text:style-name="T1">get</text:span></text:p>
            <text:p><text:span text:style-name="T1">getSystemMetadata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Vieglais</meta:initial-creator>
    <meta:creation-date>2010-04-18T20:03:40</meta:creation-date>
    <dc:date>2010-05-16T18:56:07</dc:date>
    <dc:creator>Dave Vieglais</dc:creator>
    <meta:editing-duration>PT02H21M45S</meta:editing-duration>
    <meta:editing-cycles>4</meta:editing-cycles>
    <meta:generator>OpenOffice.org/3.2$Unix OpenOffice.org_project/320m12$Build-9483</meta:generator>
    <meta:document-statistic meta:object-count="23"/>
  </office:meta>
</office:document-meta>
</file>